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06e0c" draw:fill-color="#ffffa6" draw:textarea-horizontal-align="justify" draw:textarea-vertical-align="middle" draw:auto-grow-height="false" fo:min-height="2.545cm" fo:min-width="9.9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4.68cm"/>
      <style:paragraph-properties style:writing-mode="lr-tb"/>
    </style:style>
    <style:style style:name="gr3" style:family="graphic" style:parent-style-name="standard">
      <style:graphic-properties svg:stroke-width="0.106cm" svg:stroke-color="#784b04" draw:marker-start-width="0.358cm" draw:marker-end-width="0.358cm" draw:fill="none" draw:textarea-horizontal-align="justify" draw:textarea-vertical-align="middle" draw:auto-grow-height="false" fo:min-height="5.996cm" fo:min-width="14.953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  <style:paragraph-properties style:writing-mode="lr-tb"/>
    </style:style>
    <style:style style:name="gr5" style:family="graphic" style:parent-style-name="standard">
      <style:graphic-properties svg:stroke-color="#111111" draw:fill-color="#ffffa6" draw:textarea-horizontal-align="justify" draw:textarea-vertical-align="middle" draw:auto-grow-height="false" fo:min-height="0.35cm" fo:min-width="8.515cm"/>
    </style:style>
    <style:style style:name="gr6" style:family="graphic" style:parent-style-name="standard">
      <style:graphic-properties draw:stroke="dash" draw:stroke-dash="Double_20_Dash_20__28_Rounded_29_" svg:stroke-width="0.081cm" svg:stroke-color="#784b04" draw:marker-start-width="0.321cm" draw:marker-end-width="0.321cm" svg:stroke-linecap="round" draw:fill="none" draw:textarea-horizontal-align="justify" draw:textarea-vertical-align="middle" draw:auto-grow-height="false" fo:min-height="2.893cm" fo:min-width="4.89cm" fo:padding-top="0.165cm" fo:padding-bottom="0.165cm" fo:padding-left="0.29cm" fo:padding-right="0.29cm"/>
    </style:style>
    <style:style style:name="gr7" style:family="graphic" style:parent-style-name="standard">
      <style:graphic-properties svg:stroke-color="#111111" draw:fill-color="#ffffa6" draw:textarea-horizontal-align="justify" draw:textarea-vertical-align="middle" draw:auto-grow-height="false" fo:min-height="0.445cm" fo:min-width="4.7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cm"/>
      <style:paragraph-properties style:writing-mode="lr-tb"/>
    </style:style>
    <style:style style:name="gr9" style:family="graphic" style:parent-style-name="objectwithoutfill">
      <style:graphic-properties draw:stroke="solid" svg:stroke-width="0.053cm" svg:stroke-color="#706e0c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993cm"/>
      <style:paragraph-properties style:writing-mode="lr-tb"/>
    </style:style>
    <style:style style:name="P1" style:family="paragraph">
      <loext:graphic-properties draw:fill-color="#ffffa6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Nimbus Mono PS"/>
    </style:style>
    <style:style style:name="P5" style:family="paragraph">
      <loext:graphic-properties draw:fill="none" draw:fill-color="#ffffff"/>
      <style:paragraph-properties style:writing-mode="lr-tb"/>
      <style:text-properties style:font-name="Nimbus Mono PS"/>
    </style:style>
    <style:style style:name="P6" style:family="paragraph">
      <style:paragraph-properties fo:text-align="start"/>
      <style:text-properties style:font-name="Nimbus Mono PS" fo:font-size="14pt" style:font-name-asian="Liberation Mono" style:font-size-asian="14pt" style:font-name-complex="Liberation Mono" style:font-size-complex="14pt"/>
    </style:style>
    <style:style style:name="P7" style:family="paragraph">
      <loext:graphic-properties draw:fill="none"/>
      <style:paragraph-properties fo:text-align="start"/>
      <style:text-properties style:font-name="Nimbus Mono PS" fo:font-size="14pt" style:font-name-asian="Liberation Mono" style:font-size-asian="14pt" style:font-name-complex="Liberation Mono" style:font-size-complex="14pt"/>
    </style:style>
    <style:style style:name="T1" style:family="text">
      <style:text-properties style:font-name="Nimbus Mono PS" fo:font-size="14pt" style:font-size-asian="14pt" style:font-size-complex="14pt"/>
    </style:style>
    <style:style style:name="T2" style:family="text">
      <style:text-properties style:font-name="Nimbus Mono P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77cm" svg:height="2.795cm" svg:x="2.94cm" svg:y="17.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8cm" svg:height="1.022cm" svg:x="8.24cm" svg:y="17.387cm">
          <draw:text-box>
            <text:p><text:span text:style-name="T1">/</text:span><text:span text:style-name="T1">storage/</text:span><text:span text:style-name="T1">city_N</text:span> </text:p>
          </draw:text-box>
        </draw:frame>
        <draw:custom-shape draw:style-name="gr3" draw:text-style-name="P3" draw:layer="layout" svg:width="15.557cm" svg:height="6.35cm" svg:x="2.27cm" svg:y="14.6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079cm" svg:height="1.673cm" svg:x="13.1cm" svg:y="12.99cm">
          <draw:text-box>
            <text:p>GRID</text:p>
            <text:p>“real” directories</text:p>
          </draw:text-box>
        </draw:frame>
        <draw:custom-shape draw:style-name="gr5" draw:text-style-name="P1" draw:layer="layout" svg:width="9.015cm" svg:height="0.6cm" svg:x="3.232cm" svg:y="19.2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62cm" svg:height="4.445cm" svg:x="4.17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714cm" svg:height="1.673cm" svg:x="9.801cm" svg:y="4.391cm">
          <draw:text-box>
            <text:p>CONTAINER</text:p>
            <text:p>“virtual” directories</text:p>
          </draw:text-box>
        </draw:frame>
        <draw:custom-shape draw:style-name="gr7" draw:text-style-name="P1" draw:layer="layout" svg:width="5.222cm" svg:height="0.695cm" svg:x="5.275cm" svg:y="8.30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532cm" svg:height="1.022cm" svg:x="5.341cm" svg:y="8.087cm">
          <draw:text-box>
            <text:p><text:span text:style-name="T1">/home/user123</text:span> </text:p>
          </draw:text-box>
        </draw:frame>
        <draw:frame draw:style-name="gr8" draw:text-style-name="P5" draw:layer="layout" svg:width="9.18cm" svg:height="0.962cm" svg:x="3.041cm" svg:y="19.287cm">
          <draw:text-box>
            <text:p text:style-name="P4"><text:span text:style-name="T1">/</text:span><text:span text:style-name="T1">storag</text:span><text:span text:style-name="T1">e/</text:span><text:span text:style-name="T1">city_N</text:span><text:span text:style-name="T1">/</text:span><text:span text:style-name="T1">home/</text:span><text:span text:style-name="T1">user12</text:span><text:span text:style-name="T1">3</text:span><text:span text:style-name="T2"> </text:span></text:p>
          </draw:text-box>
        </draw:frame>
        <draw:line draw:style-name="gr9" draw:text-style-name="P3" draw:layer="layout" svg:x1="3.54cm" svg:y1="19.097cm" svg:x2="6.715cm" svg:y2="9.255cm">
          <text:p/>
        </draw:line>
        <draw:frame draw:style-name="gr10" draw:text-style-name="P7" draw:layer="layout" svg:width="13.605cm" svg:height="1.243cm" svg:x="6.07cm" svg:y="10.86cm">
          <draw:text-box>
            <text:p text:style-name="P6"><text:span text:style-name="T1">--bind </text:span></text:p>
            <text:p text:style-name="P6"><text:span text:style-name="T1">/storage/city_N/home/user123/:/home/user123/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22T14:50:43.882902610</dc:date>
    <meta:editing-duration>PT25M26S</meta:editing-duration>
    <meta:editing-cycles>5</meta:editing-cycles>
    <meta:generator>LibreOffice/7.3.6.2$Linux_X86_64 LibreOffice_project/30$Build-2</meta:generator>
    <meta:document-statistic meta:object-count="12"/>
  </office:meta>
</office:document-meta>
</file>